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00ae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000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ff0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00b8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1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75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width="0.2cm" svg:stroke-color="#0000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fo:min-height="16cm"/>
    </style:style>
    <style:style style:name="gr20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2cm"/>
    </style:style>
    <style:style style:name="gr22" style:family="graphic" style:parent-style-name="standard">
      <style:graphic-properties svg:stroke-width="0.2cm" svg:stroke-color="#0000ff" draw:marker-start="Arrow" draw:marker-start-width="0.6cm" draw:marker-end="Arrow" draw:marker-end-width="0.6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00ae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 draw:shadow="hidden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fo:min-height="1.5cm"/>
    </style:style>
    <style:style style:name="gr31" style:family="graphic" style:parent-style-name="standard">
      <style:graphic-properties draw:marker-start="Arrow" draw:marker-start-width="0.3cm" draw:marker-end="Arrow" draw:marker-end-width="0.3cm" draw:fill="solid" draw:fill-color="#9999ff" draw:textarea-horizontal-align="center" draw:textarea-vertical-align="middle"/>
    </style:style>
    <style:style style:name="gr32" style:family="graphic" style:parent-style-name="standard">
      <style:graphic-properties draw:fill="solid" draw:fill-color="#0099ff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fill="solid" draw:fill-color="#c5000b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width="0.2cm" svg:stroke-color="#800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svg:stroke-width="0.2cm" svg:stroke-color="#0000ff" draw:marker-start="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svg:stroke-color="#808080" draw:fill="solid" draw:fill-color="#000000" draw:textarea-horizontal-align="justify" draw:textarea-vertical-align="middle" draw:auto-grow-height="false"/>
    </style:style>
    <style:style style:name="gr37" style:family="graphic" style:parent-style-name="standard">
      <style:graphic-properties svg:stroke-width="0cm" svg:stroke-color="#800000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svg:stroke-color="#0000ff" draw:marker-start="Arrow" draw:marker-start-width="0.3cm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svg:stroke-color="#800000" draw:marker-start="Arrow" draw:marker-start-width="0.3cm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1cm"/>
    </style:style>
    <style:style style:name="gr41" style:family="graphic" style:parent-style-name="standard">
      <style:graphic-properties draw:stroke="none" svg:stroke-color="#000000" draw:fill="none" draw:fill-color="#ffffff" fo:min-height="0.5cm"/>
    </style:style>
    <style:style style:name="gr4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9966cc" draw:fill-gradient-name="Gradient_20_3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9966cc" draw:fill-gradient-name="Gradient_20_3" draw:fill-hatch-name="Black_20_0_20_Degrees" draw:fill-image-name="Aqua" draw:textarea-horizontal-align="justify" draw:textarea-vertical-align="middle" draw:auto-grow-height="false"/>
    </style:style>
    <style:style style:name="gr46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fo:min-height="0.75cm"/>
    </style:style>
    <style:style style:name="gr51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99284c"/>
    </style:style>
    <style:style style:name="P7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8" style:family="paragraph">
      <style:paragraph-properties fo:margin-left="0cm" fo:margin-right="0cm" fo:text-indent="0cm"/>
      <style:text-properties fo:color="#c5000b" fo:font-size="15pt" style:font-size-asian="15pt" style:font-size-complex="15pt"/>
    </style:style>
    <style:style style:name="P9" style:family="paragraph">
      <style:paragraph-properties fo:margin-left="0cm" fo:margin-right="0cm" fo:text-indent="0cm"/>
      <style:text-properties fo:color="#8000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text-indent="0cm"/>
      <style:text-properties fo:color="#99284c" fo:font-family="'URW Chancery L'" style:font-pitch="variable"/>
    </style:style>
    <style:style style:name="P11" style:family="paragraph">
      <style:paragraph-properties fo:margin-left="0cm" fo:margin-right="0cm" fo:text-indent="0cm"/>
      <style:text-properties fo:color="#280099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text-align="center" fo:text-indent="0cm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>
      <style:paragraph-properties fo:margin-left="0cm" fo:margin-right="0cm" fo:text-indent="0cm"/>
      <style:text-properties fo:color="#0000ff"/>
    </style:style>
    <style:style style:name="P14" style:family="paragraph">
      <style:paragraph-properties fo:margin-left="0cm" fo:margin-right="0cm" fo:text-align="center" fo:text-inden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5" style:family="paragraph">
      <style:paragraph-properties fo:margin-left="0cm" fo:margin-right="0cm" fo:text-indent="0cm"/>
      <style:text-properties fo:color="#0000ff" fo:font-size="18pt"/>
    </style:style>
    <style:style style:name="T1" style:family="text">
      <style:text-properties fo:color="#2300dc"/>
    </style:style>
    <style:style style:name="T2" style:family="text">
      <style:text-properties fo:color="#2300dc" style:text-position="super 58%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8000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280099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280099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/>
    </style:style>
    <style:style style:name="T1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0000ff"/>
    </style:style>
    <style:style style:name="T1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ff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cm" svg:height="4.5cm" svg:x="1cm" svg:y="13.5cm">
          <text:p text:style-name="P1">DBSrv1 <text:s text:c="12"/></text:p>
          <draw:enhanced-geometry svg:viewBox="0 0 88 21600" draw:glue-points="44 ?f6 44 0 0 10800 44 21600 88 10800" draw:text-areas="0 ?f6 88 ?f3" draw:type="can" draw:modifiers="4851.1829390203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6.5cm" svg:height="4.5cm" svg:x="1cm" svg:y="4.5cm">
          <text:p text:style-name="P1">WbSrv1 <text:s text:c="4"/></text:p>
          <text:p text:style-name="P1"><text:span text:style-name="T1">3</text:span><text:span text:style-name="T2">rd</text:span><text:span text:style-name="T1"> party / <text:s text:c="16"/></text:span></text:p>
          <text:p text:style-name="P1"><text:span text:style-name="T1">open source <text:s text:c="11"/></text:span></text:p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3402.44390135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9.7cm" svg:height="4.5cm" svg:x="18.5cm" svg:y="4.5cm">
          <text:p text:style-name="P1">WbSrv3 – php</text:p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3402.44390135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7cm" svg:height="4.5cm" svg:x="10.5cm" svg:y="4.5cm">
          <text:p text:style-name="P1">WbSrv2 – java</text:p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3402.44390135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0.5cm" svg:height="4.5cm" svg:x="11cm" svg:y="13.5cm">
          <text:p text:style-name="P1">DBSrv2 – Ora</text:p>
          <text:p text:style-name="P1"/>
          <draw:enhanced-geometry svg:viewBox="0 0 88 21600" draw:glue-points="44 ?f6 44 0 0 10800 44 21600 88 10800" draw:text-areas="0 ?f6 88 ?f3" draw:type="can" draw:modifiers="6090.0927104162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6cm" svg:height="4.5cm" svg:x="22cm" svg:y="13.5cm">
          <text:p text:style-name="P1"/>
          <text:p text:style-name="P1"/>
          <text:p text:style-name="P1"><text:s text:c="3"/>DBSrv3–MySql <text:s text:c="8"/></text:p>
          <draw:enhanced-geometry svg:viewBox="0 0 88 21600" draw:glue-points="44 ?f6 44 0 0 10800 44 21600 88 10800" draw:text-areas="0 ?f6 88 ?f3" draw:type="can" draw:modifiers="4960.590678357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id="id3" draw:layer="layout" svg:width="2cm" svg:height="1cm" svg:x="4.5cm" svg:y="7.5cm">
          <text:p text:style-name="P1"><text:span text:style-name="T3">App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id="id1" draw:layer="layout" svg:width="2cm" svg:height="1cm" svg:x="4.5cm" svg:y="15.5cm">
          <text:p text:style-name="P1"><text:span text:style-name="T3">ApDb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4" draw:layer="layout" svg:width="2.5cm" svg:height="1cm" svg:x="12cm" svg:y="7.5cm">
          <text:p text:style-name="P1"><text:span text:style-name="T3">App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5" draw:layer="layout" svg:width="2cm" svg:height="1.5cm" svg:x="11.5cm" svg:y="15.5cm">
          <text:p text:style-name="P1"><text:span text:style-name="T3">ApDb2</text:span></text:p>
          <draw:enhanced-geometry svg:viewBox="0 0 88 21600" draw:glue-points="44 ?f6 44 0 0 10800 44 21600 88 10800" draw:text-areas="0 ?f6 88 ?f3" draw:type="can" draw:modifiers="8825.574425574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id="id8" draw:layer="layout" svg:width="2cm" svg:height="1cm" svg:x="25.5cm" svg:y="5.5cm">
          <text:p text:style-name="P1"><text:span text:style-name="T3">App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6236.1638361638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id="id6" draw:layer="layout" svg:width="2.5cm" svg:height="1cm" svg:x="21cm" svg:y="7.5cm">
          <text:p text:style-name="P1"><text:span text:style-name="T3">App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id="id7" draw:layer="layout" svg:width="2.5cm" svg:height="1.5cm" svg:x="18.5cm" svg:y="16cm">
          <text:p text:style-name="P1"><text:span text:style-name="T3">ApDb3</text:span></text:p>
          <draw:enhanced-geometry svg:viewBox="0 0 88 21600" draw:glue-points="44 ?f6 44 0 0 10800 44 21600 88 10800" draw:text-areas="0 ?f6 88 ?f3" draw:type="can" draw:modifiers="7281.54563624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id="id9" draw:layer="layout" svg:width="2.5cm" svg:height="1cm" svg:x="24.5cm" svg:y="14.7cm">
          <text:p text:style-name="P1"><text:span text:style-name="T3">ApDb4</text:span></text:p>
          <draw:enhanced-geometry svg:viewBox="0 0 88 21600" draw:glue-points="44 ?f6 44 0 0 10800 44 21600 88 10800" draw:text-areas="0 ?f6 88 ?f3" draw:type="can" draw:modifiers="5524.0759240759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11cm" svg:height="2.75cm" svg:x="1cm" svg:y="1cm">
          <draw:text-box>
            <text:p text:style-name="P5"/>
          </draw:text-box>
        </draw:frame>
        <draw:frame draw:style-name="gr8" draw:text-style-name="P6" draw:layer="layout" svg:width="21cm" svg:height="1.277cm" svg:x="1cm" svg:y="1cm">
          <draw:text-box>
            <text:p text:style-name="P5"><text:span text:style-name="T4">EXISTING SYSTEM (without Middleware)</text:span></text:p>
          </draw:text-box>
        </draw:frame>
        <draw:custom-shape draw:style-name="gr9" draw:text-style-name="P1" draw:id="id2" draw:layer="layout" svg:width="2cm" svg:height="1.5cm" svg:x="7.5cm" svg:y="18.5cm">
          <text:p text:style-name="P1"/>
          <text:p text:style-name="P1"><text:s text:c="38"/></text:p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10" draw:text-style-name="P2" draw:layer="layout" svg:x1="5.499cm" svg:y1="16.5cm" svg:x2="7.5cm" svg:y2="19.249cm" draw:start-shape="id1" draw:start-glue-point="7" draw:end-shape="id2" draw:end-glue-point="6">
          <text:p text:style-name="P5"/>
        </draw:connector>
        <draw:connector draw:style-name="gr11" draw:text-style-name="P2" draw:layer="layout" svg:x1="5.374cm" svg:y1="8.5cm" svg:x2="5.499cm" svg:y2="15.5cm" draw:start-shape="id3" draw:start-glue-point="7" draw:end-shape="id1" draw:end-glue-point="5">
          <text:p text:style-name="P5"/>
        </draw:connector>
        <draw:connector draw:style-name="gr11" draw:text-style-name="P2" draw:layer="layout" draw:line-skew="0.5cm" svg:x1="12cm" svg:y1="8.124cm" svg:x2="12.499cm" svg:y2="15.5cm" draw:start-shape="id4" draw:start-glue-point="6" draw:end-shape="id5" draw:end-glue-point="5">
          <text:p text:style-name="P5"/>
        </draw:connector>
        <draw:connector draw:style-name="gr11" draw:text-style-name="P2" draw:layer="layout" svg:x1="22.124cm" svg:y1="8.5cm" svg:x2="19.749cm" svg:y2="16cm" draw:start-shape="id6" draw:start-glue-point="7" draw:end-shape="id7" draw:end-glue-point="5">
          <text:p text:style-name="P5"/>
        </draw:connector>
        <draw:connector draw:style-name="gr11" draw:text-style-name="P2" draw:layer="layout" draw:line-skew="0.999cm" svg:x1="27.21cm" svg:y1="6.144cm" svg:x2="27cm" svg:y2="15.199cm" draw:start-shape="id8" draw:start-glue-point="8" draw:end-shape="id9" draw:end-glue-point="8">
          <text:p text:style-name="P5"/>
        </draw:connector>
        <draw:connector draw:style-name="gr10" draw:text-style-name="P2" draw:layer="layout" svg:x1="9.5cm" svg:y1="19.249cm" svg:x2="12.499cm" svg:y2="17cm" draw:start-shape="id2" draw:start-glue-point="10" draw:end-shape="id5" draw:end-glue-point="7">
          <text:p text:style-name="P5"/>
        </draw:connector>
        <draw:connector draw:style-name="gr12" draw:text-style-name="P2" draw:layer="layout" draw:line-skew="0.749cm" svg:x1="14.249cm" svg:y1="8.124cm" svg:x2="24.5cm" svg:y2="15.199cm" draw:start-shape="id4" draw:start-glue-point="8" draw:end-shape="id9" draw:end-glue-point="6">
          <text:p text:style-name="P5"/>
        </draw:connector>
        <draw:connector draw:style-name="gr13" draw:text-style-name="P2" draw:layer="layout" svg:x1="23.5cm" svg:y1="7.874cm" svg:x2="25.749cm" svg:y2="14.7cm" draw:start-shape="id6" draw:start-glue-point="9" draw:end-shape="id9" draw:end-glue-point="5">
          <text:p text:style-name="P5"/>
        </draw:connector>
        <draw:frame draw:style-name="gr14" draw:text-style-name="P7" draw:layer="layout" svg:width="3cm" svg:height="1.427cm" svg:x="8cm" svg:y="17cm">
          <draw:text-box>
            <text:p text:style-name="P5"><text:span text:style-name="T3">Import / Export</text:span></text:p>
          </draw:text-box>
        </draw:frame>
        <draw:line draw:style-name="gr15" draw:text-style-name="P2" draw:layer="layout" svg:x1="13.5cm" svg:y1="10.5cm" svg:x2="20cm" svg:y2="10.5cm">
          <text:p text:style-name="P5"/>
        </draw:line>
        <draw:frame draw:style-name="gr14" draw:text-style-name="P8" draw:layer="layout" svg:width="5cm" svg:height="1.427cm" svg:x="13.4cm" svg:y="10.6cm">
          <draw:text-box>
            <text:p text:style-name="P5"><text:span text:style-name="T3">Direct DB Access</text:span></text:p>
            <text:p text:style-name="P5"><text:span text:style-name="T5">(Improper)</text:span></text:p>
          </draw:text-box>
        </draw:frame>
        <draw:line draw:style-name="gr15" draw:text-style-name="P2" draw:layer="layout" svg:x1="5.5cm" svg:y1="11cm" svg:x2="12cm" svg:y2="11cm">
          <text:p text:style-name="P5"/>
        </draw:line>
        <draw:frame draw:style-name="gr16" draw:text-style-name="P7" draw:layer="layout" svg:width="3.5cm" svg:height="2cm" svg:x="6cm" svg:y="11cm">
          <draw:text-box>
            <text:p text:style-name="P5"><text:span text:style-name="T3">Genuin DB Access</text:span></text:p>
          </draw:text-box>
        </draw:frame>
        <draw:frame draw:style-name="gr14" draw:text-style-name="P8" draw:layer="layout" svg:width="5cm" svg:height="1.427cm" svg:x="14.4cm" svg:y="18.5cm">
          <draw:text-box>
            <text:p text:style-name="P5"><text:span text:style-name="T3">Direct DB Access</text:span></text:p>
            <text:p text:style-name="P5"><text:span text:style-name="T5">(Improper)</text:span></text:p>
          </draw:text-box>
        </draw:frame>
        <draw:line draw:style-name="gr17" draw:text-style-name="P2" draw:layer="layout" svg:x1="12.5cm" svg:y1="19cm" svg:x2="14.5cm" svg:y2="19cm">
          <text:p text:style-name="P5"/>
        </draw:line>
        <draw:line draw:style-name="gr17" draw:text-style-name="P2" draw:layer="layout" svg:x1="18cm" svg:y1="11cm" svg:x2="25.5cm" svg:y2="11cm">
          <text:p text:style-name="P5"/>
        </draw:line>
        <draw:connector draw:style-name="gr18" draw:text-style-name="P2" draw:layer="layout" draw:type="curve" svg:x1="13.124cm" svg:y1="8.5cm" svg:x2="18.5cm" svg:y2="16.749cm" draw:start-shape="id4" draw:start-glue-point="7" draw:end-shape="id7" draw:end-glue-point="6">
          <text:p text:style-name="P5"/>
        </draw:connector>
      </draw:page>
      <draw:page draw:name="page2" draw:style-name="dp1" draw:master-page-name="Default">
        <office:forms form:automatic-focus="false" form:apply-design-mode="false"/>
        <draw:frame draw:style-name="gr19" draw:text-style-name="P9" draw:layer="layout" svg:width="26.5cm" svg:height="16.25cm" svg:x="1.5cm" svg:y="3.5cm">
          <draw:text-box>
            <text:p text:style-name="P5"><text:span text:style-name="T6">1. Duplication of Bussiness Logic</text:span></text:p>
            <text:p text:style-name="P5"><text:span text:style-name="T6"/></text:p>
            <text:p text:style-name="P5"><text:span text:style-name="T6">2. Complicated desing and coding</text:span></text:p>
            <text:p text:style-name="P5"><text:span text:style-name="T6"/></text:p>
            <text:p text:style-name="P5"><text:span text:style-name="T6">3. Overhead of other project's domain knowledge for developer / tester</text:span></text:p>
            <text:p text:style-name="P5"><text:span text:style-name="T6"/></text:p>
            <text:p text:style-name="P5"><text:span text:style-name="T6">4. Difficult when change comes in bussiness logic</text:span></text:p>
          </draw:text-box>
        </draw:frame>
        <draw:frame draw:style-name="gr8" draw:text-style-name="P5" draw:layer="layout" svg:width="17.545cm" svg:height="1.277cm" svg:x="1.5cm" svg:y="1.223cm">
          <draw:text-box>
            <text:p text:style-name="P5"><text:span text:style-name="T4">EXISTING SYSTEM (without Middleware)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6.5cm" svg:height="3.5cm" svg:x="1.3cm" svg:y="15.1cm">
          <text:p text:style-name="P1">DBSrv1 <text:s text:c="12"/></text:p>
          <draw:enhanced-geometry svg:viewBox="0 0 88 21600" draw:mirror-horizontal="false" draw:mirror-vertical="false" draw:glue-points="44 ?f6 44 0 0 10800 44 21600 88 10800" draw:text-areas="0 ?f6 88 ?f3" draw:type="can" draw:modifiers="4851.1829390203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6.5cm" svg:height="4.5cm" svg:x="1.3cm" svg:y="9.1cm">
          <text:p text:style-name="P1">WbSrv1 <text:s text:c="4"/></text:p>
          <text:p text:style-name="P1"><text:span text:style-name="T1">3</text:span><text:span text:style-name="T2">rd</text:span><text:span text:style-name="T1"> party / <text:s text:c="11"/></text:span></text:p>
          <text:p text:style-name="P1"><text:span text:style-name="T1">opensource <text:s text:c="8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402.44390135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11.2cm" svg:height="4.5cm" svg:x="17.5cm" svg:y="9cm">
          <text:p text:style-name="P1">WbSrv3</text:p>
          <draw:enhanced-geometry svg:viewBox="0 0 21600 21600" draw:glue-points="?f7 0 ?f6 ?f1 0 ?f10 ?f6 21600 ?f4 ?f10 21600 ?f9" draw:path-stretchpoint-x="10800" draw:path-stretchpoint-y="10800" draw:text-areas="0 ?f1 ?f4 ?f12" draw:type="cube" draw:modifiers="3402.44390135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6.5cm" svg:height="4.5cm" svg:x="9.5cm" svg:y="9cm">
          <text:p text:style-name="P1"><text:s text:c="8"/>WbSrv2</text:p>
          <draw:enhanced-geometry svg:viewBox="0 0 21600 21600" draw:glue-points="?f7 0 ?f6 ?f1 0 ?f10 ?f6 21600 ?f4 ?f10 21600 ?f9" draw:path-stretchpoint-x="10800" draw:path-stretchpoint-y="10800" draw:text-areas="0 ?f1 ?f4 ?f12" draw:type="cube" draw:modifiers="3402.44390135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1.5cm" svg:height="3.5cm" svg:x="9cm" svg:y="15cm">
          <text:p text:style-name="P1">DBSrv2 - Ora</text:p>
          <draw:enhanced-geometry svg:viewBox="0 0 88 21600" draw:mirror-horizontal="false" draw:mirror-vertical="false" draw:glue-points="44 ?f6 44 0 0 10800 44 21600 88 10800" draw:text-areas="0 ?f6 88 ?f3" draw:type="can" draw:modifiers="6090.0927104162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7.2cm" svg:height="3.5cm" svg:x="21.5cm" svg:y="15.1cm">
          <text:p text:style-name="P1">DBSrv3 <text:s text:c="10"/></text:p>
          <text:p text:style-name="P1">MySql <text:s text:c="8"/></text:p>
          <draw:enhanced-geometry svg:viewBox="0 0 88 21600" draw:glue-points="44 ?f6 44 0 0 10800 44 21600 88 10800" draw:text-areas="0 ?f6 88 ?f3" draw:type="can" draw:modifiers="7708.6304565144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id="id10" draw:layer="layout" svg:width="2cm" svg:height="1cm" svg:x="5cm" svg:y="11.9cm">
          <text:p text:style-name="P1"><text:span text:style-name="T3">App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id="id11" draw:layer="layout" svg:width="2cm" svg:height="1cm" svg:x="4.9cm" svg:y="16.3cm">
          <text:p text:style-name="P1"><text:span text:style-name="T3">ApDb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12" draw:layer="layout" svg:width="2.5cm" svg:height="1cm" svg:x="10cm" svg:y="11.9cm">
          <text:p text:style-name="P1"><text:span text:style-name="T3">App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545.654345654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13" draw:layer="layout" svg:width="2.5cm" svg:height="1cm" svg:x="9.8cm" svg:y="16.4cm">
          <text:p text:style-name="P1"><text:span text:style-name="T3">ApDb2</text:span></text:p>
          <draw:enhanced-geometry svg:viewBox="0 0 88 21600" draw:glue-points="44 ?f6 44 0 0 10800 44 21600 88 10800" draw:text-areas="0 ?f6 88 ?f3" draw:type="can" draw:modifiers="4466.733266733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3" draw:id="id16" draw:layer="layout" svg:width="2cm" svg:height="1cm" svg:x="25.5cm" svg:y="11.4cm">
          <text:p text:style-name="P1"><text:span text:style-name="T3">App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id="id14" draw:layer="layout" svg:width="2cm" svg:height="1cm" svg:x="18.1cm" svg:y="11.4cm">
          <text:p text:style-name="P1"><text:span text:style-name="T3">App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id="id15" draw:layer="layout" svg:width="2.5cm" svg:height="1cm" svg:x="17.7cm" svg:y="16.4cm">
          <text:p text:style-name="P1"><text:span text:style-name="T3">ApDb3</text:span></text:p>
          <draw:enhanced-geometry svg:viewBox="0 0 88 21600" draw:glue-points="44 ?f6 44 0 0 10800 44 21600 88 10800" draw:text-areas="0 ?f6 88 ?f3" draw:type="can" draw:modifiers="4963.036963036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3" draw:id="id17" draw:layer="layout" svg:width="2cm" svg:height="1cm" svg:x="25.4cm" svg:y="16.6cm">
          <text:p text:style-name="P1"><text:span text:style-name="T3">ApDb4</text:span></text:p>
          <draw:enhanced-geometry svg:viewBox="0 0 88 21600" draw:glue-points="44 ?f6 44 0 0 10800 44 21600 88 10800" draw:text-areas="0 ?f6 88 ?f3" draw:type="can" draw:modifiers="5826.173826173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11cm" svg:height="2.75cm" svg:x="1cm" svg:y="1cm">
          <draw:text-box>
            <text:p text:style-name="P5"/>
          </draw:text-box>
        </draw:frame>
        <draw:frame draw:style-name="gr21" draw:text-style-name="P5" draw:layer="layout" svg:width="10cm" svg:height="2.25cm" svg:x="1cm" svg:y="1cm">
          <draw:text-box>
            <text:p text:style-name="P5"/>
          </draw:text-box>
        </draw:frame>
        <draw:frame draw:style-name="gr8" draw:text-style-name="P10" draw:layer="layout" svg:width="15.5cm" svg:height="1.277cm" svg:x="1cm" svg:y="1cm">
          <draw:text-box>
            <text:p text:style-name="P5"><text:span text:style-name="T4">NEW SYSTEM <text:s/>(with Middleware)</text:span></text:p>
          </draw:text-box>
        </draw:frame>
        <draw:connector draw:style-name="gr11" draw:text-style-name="P2" draw:layer="layout" svg:x1="5.874cm" svg:y1="12.9cm" svg:x2="5.899cm" svg:y2="16.3cm" draw:start-shape="id10" draw:start-glue-point="7" draw:end-shape="id11" draw:end-glue-point="5">
          <text:p text:style-name="P5"/>
        </draw:connector>
        <draw:connector draw:style-name="gr11" draw:text-style-name="P2" draw:layer="layout" svg:x1="11.121cm" svg:y1="12.9cm" svg:x2="11.049cm" svg:y2="16.4cm" draw:start-shape="id12" draw:start-glue-point="7" draw:end-shape="id13" draw:end-glue-point="5">
          <text:p text:style-name="P5"/>
        </draw:connector>
        <draw:connector draw:style-name="gr11" draw:text-style-name="P2" draw:layer="layout" svg:x1="18.974cm" svg:y1="12.4cm" svg:x2="18.949cm" svg:y2="16.4cm" draw:start-shape="id14" draw:start-glue-point="7" draw:end-shape="id15" draw:end-glue-point="5">
          <text:p text:style-name="P5"/>
        </draw:connector>
        <draw:connector draw:style-name="gr11" draw:text-style-name="P2" draw:layer="layout" svg:x1="26.374cm" svg:y1="12.4cm" svg:x2="26.399cm" svg:y2="16.6cm" draw:start-shape="id16" draw:start-glue-point="7" draw:end-shape="id17" draw:end-glue-point="5">
          <text:p text:style-name="P5"/>
        </draw:connector>
        <draw:connector draw:style-name="gr22" draw:text-style-name="P2" draw:layer="layout" draw:line-skew="-4.9cm" svg:x1="11.25cm" svg:y1="11.9cm" svg:x2="18.974cm" svg:y2="11.649cm" draw:start-shape="id12" draw:end-shape="id14" draw:end-glue-point="5">
          <text:p text:style-name="P5"/>
        </draw:connector>
        <draw:connector draw:style-name="gr12" draw:text-style-name="P2" draw:layer="layout" draw:line-skew="-3.9cm" svg:x1="11.377cm" svg:y1="11.9cm" svg:x2="26.624cm" svg:y2="11.4cm" draw:start-shape="id12" draw:start-glue-point="4" draw:end-shape="id16" draw:end-glue-point="4">
          <text:p text:style-name="P5"/>
        </draw:connector>
        <draw:connector draw:style-name="gr13" draw:text-style-name="P2" draw:layer="layout" draw:line-skew="-3.4cm" svg:x1="19.224cm" svg:y1="11.4cm" svg:x2="26.374cm" svg:y2="11.649cm" draw:start-shape="id14" draw:start-glue-point="4" draw:end-shape="id16" draw:end-glue-point="5">
          <text:p text:style-name="P5"/>
        </draw:connector>
        <draw:connector draw:style-name="gr23" draw:text-style-name="P2" draw:layer="layout" draw:line-skew="-4.4cm" svg:x1="5.874cm" svg:y1="12.149cm" svg:x2="11.121cm" svg:y2="12.155cm" draw:start-shape="id10" draw:start-glue-point="5" draw:end-shape="id12" draw:end-glue-point="5">
          <text:p text:style-name="P5"/>
        </draw:connector>
        <draw:custom-shape draw:style-name="gr24" draw:text-style-name="P1" draw:layer="layout" svg:width="27.7cm" svg:height="3cm" svg:x="1cm" svg:y="5cm">
          <text:p text:style-name="P1"><text:s text:c="107"/>Web service</text:p>
          <text:p text:style-name="P1">Middleware <text:s text:c="128"/></text:p>
          <draw:enhanced-geometry svg:viewBox="0 0 21600 21600" draw:glue-points="?f7 0 ?f6 ?f1 0 ?f10 ?f6 21600 ?f4 ?f10 21600 ?f9" draw:path-stretchpoint-x="10800" draw:path-stretchpoint-y="10800" draw:text-areas="0 ?f1 ?f4 ?f12" draw:type="cube" draw:modifiers="3476.441186271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4" draw:style-name="dp1" draw:master-page-name="Default">
        <office:forms form:automatic-focus="false" form:apply-design-mode="false"/>
        <draw:frame draw:style-name="gr19" draw:text-style-name="P11" draw:layer="layout" svg:width="26.5cm" svg:height="16.25cm" svg:x="1.5cm" svg:y="3cm">
          <draw:text-box>
            <text:p text:style-name="P5"><text:span text:style-name="T7">1. Centralized Bussiness Logic</text:span></text:p>
            <text:p text:style-name="P5"><text:span text:style-name="T7"/></text:p>
            <text:p text:style-name="P5"><text:span text:style-name="T7">2. Simple desing and coding</text:span></text:p>
            <text:p text:style-name="P5"><text:span text:style-name="T7"/></text:p>
            <text:p text:style-name="P5"><text:span text:style-name="T7">3. Domain experts handles their application's logic</text:span></text:p>
            <text:p text:style-name="P5"><text:span text:style-name="T7"/></text:p>
            <text:p text:style-name="P5"><text:span text:style-name="T7">4. work only needed where change in business logic actually occure </text:span><text:span text:style-name="T7"><text:tab/></text:span></text:p>
            <text:p text:style-name="P5"><text:span text:style-name="T7"><text:s text:c="4"/></text:span><text:span text:style-name="T7">which does not affect other applications using that logic</text:span></text:p>
            <text:p text:style-name="P5"><text:span text:style-name="T7"/></text:p>
            <text:p text:style-name="P5"><text:span text:style-name="T7">5. E</text:span><text:span text:style-name="T8">asy </text:span><text:span text:style-name="T7">Mantainance &amp; change</text:span></text:p>
            <text:p text:style-name="P5"><text:span text:style-name="T7"/></text:p>
            <text:p text:style-name="P5"><text:span text:style-name="T7">6. Easy Error </text:span><text:span text:style-name="T8">/ Query</text:span><text:span text:style-name="T7"> solving.</text:span></text:p>
          </draw:text-box>
        </draw:frame>
        <draw:frame draw:style-name="gr8" draw:text-style-name="P10" draw:layer="layout" svg:width="15cm" svg:height="1.277cm" svg:x="1cm" svg:y="1.001cm">
          <draw:text-box>
            <text:p text:style-name="P5"><text:span text:style-name="T4">NEW SYSTEM <text:s/>(with Middleware)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25" draw:text-style-name="P1" draw:id="id23" draw:layer="layout" svg:width="1.7cm" svg:height="3.5cm" svg:x="24.5cm" svg:y="16cm">
          <text:p text:style-name="P1">DB1</text:p>
          <draw:enhanced-geometry svg:viewBox="0 0 88 21600" draw:glue-points="44 ?f6 44 0 0 10800 44 21600 88 10800" draw:text-areas="0 ?f6 88 ?f3" draw:type="can" draw:modifiers="7804.49775112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" draw:id="id22" draw:layer="layout" svg:width="3.2cm" svg:height="7cm" svg:x="25cm" svg:y="3.5cm">
          <text:p text:style-name="P1"><text:span text:style-name="T3">DB </text:span></text:p>
          <text:p text:style-name="P1"><text:span text:style-name="T3">Access </text:span></text:p>
          <text:p text:style-name="P1"><text:span text:style-name="T3">Lay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394.162335065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" draw:id="id24" draw:layer="layout" svg:width="1.7cm" svg:height="3.5cm" svg:x="27cm" svg:y="16cm">
          <text:p text:style-name="P1">DB2</text:p>
          <draw:enhanced-geometry svg:viewBox="0 0 88 21600" draw:glue-points="44 ?f6 44 0 0 10800 44 21600 88 10800" draw:text-areas="0 ?f6 88 ?f3" draw:type="can" draw:modifiers="6757.421289355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2" draw:layer="layout" svg:width="17.5cm" svg:height="3.5cm" svg:x="5.7cm" svg:y="16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Third Party</text:span></text:p>
          <text:p text:style-name="P1"><text:span text:style-name="T9"/></text:p>
          <text:p text:style-name="P1"><text:span text:style-name="T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955.426286129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1" draw:layer="layout" svg:width="17.5cm" svg:height="7.7cm" svg:x="5.7cm" svg:y="0.8cm">
          <text:p text:style-name="P1"><text:span text:style-name="T9"/></text:p>
          <text:p text:style-name="P1"><text:span text:style-name="T9"><text:s text:c="40"/></text:span></text:p>
          <text:p text:style-name="P1"><text:span text:style-name="T9"/></text:p>
          <text:p text:style-name="P1"><text:span text:style-name="T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337.365010799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12" draw:id="id21" draw:layer="layout" svg:width="4cm" svg:height="1.5cm" svg:x="14.2cm" svg:y="1.5cm">
          <text:p text:style-name="P1"><text:span text:style-name="T10">servic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900.066622251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18" draw:layer="layout" svg:width="3.5cm" svg:height="1.5cm" svg:x="8.5cm" svg:y="1.6cm">
          <text:p text:style-name="P1"><text:span text:style-name="T3">Dispatch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19" draw:layer="layout" svg:width="3.5cm" svg:height="1.5cm" svg:x="8.5cm" svg:y="4cm">
          <text:p text:style-name="P1"><text:span text:style-name="T3">cont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20" draw:layer="layout" svg:width="3.5cm" svg:height="1.5cm" svg:x="8.5cm" svg:y="6.3cm">
          <text:p text:style-name="P1"><text:span text:style-name="T3">Vie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" draw:id="id30" draw:layer="layout" svg:width="4.5cm" svg:height="1.5cm" svg:x="16.5cm" svg:y="17cm">
          <text:p text:style-name="P1"><text:span text:style-name="T3">Bussiness logic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svg:x1="10.061cm" svg:y1="3.1cm" svg:x2="10.061cm" svg:y2="4.374cm" draw:start-shape="id18" draw:start-glue-point="7" draw:end-shape="id19" draw:end-glue-point="5">
          <text:p text:style-name="P5"/>
        </draw:connector>
        <draw:connector draw:style-name="gr15" draw:text-style-name="P2" draw:layer="layout" svg:x1="10.061cm" svg:y1="5.5cm" svg:x2="10.061cm" svg:y2="6.674cm" draw:start-shape="id19" draw:start-glue-point="7" draw:end-shape="id20" draw:end-glue-point="5">
          <text:p text:style-name="P5"/>
        </draw:connector>
        <draw:connector draw:style-name="gr15" draw:text-style-name="P2" draw:layer="layout" svg:x1="11.624cm" svg:y1="4.937cm" svg:x2="14.2cm" svg:y2="2.454cm" draw:start-shape="id19" draw:start-glue-point="8" draw:end-shape="id21" draw:end-glue-point="6">
          <text:p text:style-name="P5"/>
        </draw:connector>
        <draw:connector draw:style-name="gr15" draw:text-style-name="P2" draw:layer="layout" svg:x1="26.348cm" svg:y1="10.5cm" svg:x2="25.349cm" svg:y2="16cm" draw:start-shape="id22" draw:start-glue-point="7" draw:end-shape="id23" draw:end-glue-point="5">
          <text:p text:style-name="P5"/>
        </draw:connector>
        <draw:connector draw:style-name="gr15" draw:text-style-name="P2" draw:layer="layout" svg:x1="26.348cm" svg:y1="10.5cm" svg:x2="27.849cm" svg:y2="16cm" draw:start-shape="id22" draw:start-glue-point="7" draw:end-shape="id24" draw:end-glue-point="5">
          <text:p text:style-name="P5"/>
        </draw:connector>
        <draw:custom-shape draw:style-name="gr29" draw:text-style-name="P2" draw:id="id25" draw:layer="layout" svg:width="3cm" svg:height="7.5cm" svg:x="2.5cm" svg:y="1cm">
          <text:p text:style-name="P1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" draw:id="id26" draw:layer="layout" svg:width="3cm" svg:height="3.5cm" svg:x="2.5cm" svg:y="16cm">
          <text:p text:style-name="P1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4102.359056377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7" draw:text-style-name="P2" draw:layer="layout" svg:x1="5.5cm" svg:y1="4.374cm" svg:x2="8.5cm" svg:y2="2.537cm" draw:start-shape="id25" draw:start-glue-point="9" draw:end-shape="id18" draw:end-glue-point="6">
          <text:p text:style-name="P5"/>
        </draw:connector>
        <draw:connector draw:style-name="gr17" draw:text-style-name="P2" draw:layer="layout" svg:x1="4.93cm" svg:y1="18.034cm" svg:x2="8cm" svg:y2="18.236cm" draw:start-shape="id26" draw:start-glue-point="8" draw:end-shape="id27" draw:end-glue-point="6">
          <text:p text:style-name="P5"/>
        </draw:connector>
        <draw:connector draw:style-name="gr17" draw:text-style-name="P2" draw:layer="layout" svg:x1="8.5cm" svg:y1="7.237cm" svg:x2="4.749cm" svg:y2="5.124cm" draw:start-shape="id20" draw:start-glue-point="6" draw:end-shape="id25" draw:end-glue-point="8">
          <text:p text:style-name="P5"/>
        </draw:connector>
        <draw:connector draw:style-name="gr17" draw:text-style-name="P2" draw:layer="layout" svg:x1="8cm" svg:y1="18.236cm" svg:x2="4.93cm" svg:y2="18.034cm" draw:start-shape="id27" draw:start-glue-point="6" draw:end-shape="id26" draw:end-glue-point="8">
          <text:p text:style-name="P5"/>
        </draw:connector>
        <draw:frame draw:style-name="gr30" draw:text-style-name="P13" draw:layer="layout" svg:width="4cm" svg:height="1.75cm" svg:x="24.7cm" svg:y="1cm">
          <draw:text-box>
            <text:p text:style-name="P5"><text:span text:style-name="T11">EXISTING</text:span></text:p>
          </draw:text-box>
        </draw:frame>
        <draw:custom-shape draw:style-name="gr5" draw:text-style-name="P3" draw:id="id29" draw:layer="layout" svg:width="4cm" svg:height="1.5cm" svg:x="12.7cm" svg:y="5.3cm">
          <text:p text:style-name="P1"><text:span text:style-name="T3">Buss Logic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83.658170914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3" draw:id="id28" draw:layer="layout" svg:width="4cm" svg:height="1.5cm" svg:x="18.5cm" svg:y="2.9cm">
          <text:p text:style-name="P1"><text:span text:style-name="T3">Buss <text:s/>logic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14" draw:id="id27" draw:layer="layout" svg:width="4.5cm" svg:height="2cm" svg:x="8cm" svg:y="17cm">
          <text:p text:style-name="P1"><text:span text:style-name="T12">Interfa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116.6416791604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1" draw:text-style-name="P2" draw:layer="layout" draw:type="lines" svg:x1="20.687cm" svg:y1="2.9cm" svg:x2="15.994cm" svg:y2="3cm" draw:start-shape="id28" draw:start-glue-point="4" draw:end-shape="id21" draw:end-glue-point="7">
          <text:p text:style-name="P5"/>
        </draw:connector>
        <draw:connector draw:style-name="gr31" draw:text-style-name="P2" draw:layer="layout" draw:type="lines" svg:x1="14.508cm" svg:y1="5.68cm" svg:x2="15.994cm" svg:y2="3cm" draw:start-shape="id29" draw:start-glue-point="5" draw:end-shape="id21" draw:end-glue-point="7">
          <text:p text:style-name="P5"/>
        </draw:connector>
        <draw:connector draw:style-name="gr31" draw:text-style-name="P2" draw:layer="layout" draw:type="lines" svg:x1="16.5cm" svg:y1="17.937cm" svg:x2="12.025cm" svg:y2="18.236cm" draw:start-shape="id30" draw:start-glue-point="6" draw:end-shape="id27" draw:end-glue-point="8">
          <text:p text:style-name="P5"/>
        </draw:connector>
        <draw:connector draw:style-name="gr31" draw:text-style-name="P2" draw:layer="layout" draw:type="lines" svg:x1="20.998cm" svg:y1="17.561cm" svg:x2="26.348cm" svg:y2="10.5cm" draw:start-shape="id30" draw:start-glue-point="9" draw:end-shape="id22" draw:end-glue-point="7">
          <text:p text:style-name="P5"/>
        </draw:connector>
        <draw:connector draw:style-name="gr31" draw:text-style-name="P2" draw:layer="layout" draw:type="lines" svg:x1="16.318cm" svg:y1="6.24cm" svg:x2="25cm" svg:y2="7.249cm" draw:start-shape="id29" draw:start-glue-point="8" draw:end-shape="id22" draw:end-glue-point="6">
          <text:p text:style-name="P5"/>
        </draw:connector>
        <draw:connector draw:style-name="gr31" draw:text-style-name="P2" draw:layer="layout" draw:type="lines" draw:line-skew="-0.001cm" svg:x1="22.124cm" svg:y1="3.837cm" svg:x2="25cm" svg:y2="7.249cm" draw:start-shape="id28" draw:start-glue-point="8" draw:end-shape="id22" draw:end-glue-point="6">
          <text:p text:style-name="P5"/>
        </draw:connector>
        <draw:connector draw:style-name="gr31" draw:text-style-name="P2" draw:layer="layout" draw:type="lines" svg:x1="16.2cm" svg:y1="3cm" svg:x2="25cm" svg:y2="7.249cm" draw:start-shape="id21" draw:start-glue-point="2" draw:end-shape="id22" draw:end-glue-point="6">
          <text:p text:style-name="P5"/>
        </draw:connector>
        <draw:custom-shape draw:style-name="gr26" draw:text-style-name="P1" draw:layer="layout" svg:width="17.5cm" svg:height="6.7cm" svg:x="5.7cm" svg:y="8.8cm">
          <text:p text:style-name="P1"><text:span text:style-name="T9"/></text:p>
          <text:p text:style-name="P1"><text:span text:style-name="T9"><text:s text:c="40"/></text:span></text:p>
          <text:p text:style-name="P1"><text:span text:style-name="T9"/></text:p>
          <text:p text:style-name="P1"><text:span text:style-name="T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337.365010799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12" draw:id="id34" draw:layer="layout" svg:width="4cm" svg:height="1.5cm" svg:x="13.5cm" svg:y="10cm">
          <text:p text:style-name="P1"><text:span text:style-name="T10">servic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900.066622251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31" draw:layer="layout" svg:width="3.5cm" svg:height="1.5cm" svg:x="8.5cm" svg:y="9.7cm">
          <text:p text:style-name="P1"><text:span text:style-name="T3">Dispatch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32" draw:layer="layout" svg:width="3.5cm" svg:height="1.5cm" svg:x="8.5cm" svg:y="11.4cm">
          <text:p text:style-name="P1"><text:span text:style-name="T3">cont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33" draw:layer="layout" svg:width="3.5cm" svg:height="1.5cm" svg:x="8.5cm" svg:y="13.1cm">
          <text:p text:style-name="P1"><text:span text:style-name="T3">Vie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line-skew="-0.5cm" svg:x1="8.5cm" svg:y1="10.637cm" svg:x2="8.5cm" svg:y2="12.337cm" draw:start-shape="id31" draw:start-glue-point="6" draw:end-shape="id32" draw:end-glue-point="6">
          <text:p text:style-name="P5"/>
        </draw:connector>
        <draw:connector draw:style-name="gr15" draw:text-style-name="P2" draw:layer="layout" draw:line-skew="-0.5cm" svg:x1="8.5cm" svg:y1="12.337cm" svg:x2="8.5cm" svg:y2="14.037cm" draw:start-shape="id32" draw:start-glue-point="6" draw:end-shape="id33" draw:end-glue-point="6">
          <text:p text:style-name="P5"/>
        </draw:connector>
        <draw:connector draw:style-name="gr15" draw:text-style-name="P2" draw:layer="layout" svg:x1="11.624cm" svg:y1="12.337cm" svg:x2="13.5cm" svg:y2="10.954cm" draw:start-shape="id32" draw:start-glue-point="8" draw:end-shape="id34" draw:end-glue-point="6">
          <text:p text:style-name="P5"/>
        </draw:connector>
        <draw:custom-shape draw:style-name="gr29" draw:text-style-name="P2" draw:id="id35" draw:layer="layout" svg:width="3cm" svg:height="6.8cm" svg:x="2.5cm" svg:y="8.7cm">
          <text:p text:style-name="P1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7" draw:text-style-name="P2" draw:layer="layout" svg:x1="5.5cm" svg:y1="11.723cm" svg:x2="8.5cm" svg:y2="10.637cm" draw:start-shape="id35" draw:start-glue-point="9" draw:end-shape="id31" draw:end-glue-point="6">
          <text:p text:style-name="P5"/>
        </draw:connector>
        <draw:connector draw:style-name="gr17" draw:text-style-name="P2" draw:layer="layout" svg:x1="8.5cm" svg:y1="14.037cm" svg:x2="4.749cm" svg:y2="12.474cm" draw:start-shape="id33" draw:start-glue-point="6" draw:end-shape="id35" draw:end-glue-point="8">
          <text:p text:style-name="P5"/>
        </draw:connector>
        <draw:custom-shape draw:style-name="gr5" draw:text-style-name="P3" draw:id="id37" draw:layer="layout" svg:width="4cm" svg:height="1.5cm" svg:x="18cm" svg:y="11.5cm">
          <text:p text:style-name="P1"><text:span text:style-name="T3">Buss Logic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83.658170914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3" draw:id="id36" draw:layer="layout" svg:width="4cm" svg:height="1.5cm" svg:x="13.5cm" svg:y="12.5cm">
          <text:p text:style-name="P1"><text:span text:style-name="T3">Buss <text:s/>logic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1" draw:text-style-name="P2" draw:layer="layout" draw:type="lines" svg:x1="15.311cm" svg:y1="12.874cm" svg:x2="15.294cm" svg:y2="11.5cm" draw:start-shape="id36" draw:start-glue-point="5" draw:end-shape="id34" draw:end-glue-point="7">
          <text:p text:style-name="P5"/>
        </draw:connector>
        <draw:connector draw:style-name="gr31" draw:text-style-name="P2" draw:layer="layout" draw:type="lines" svg:x1="19.808cm" svg:y1="11.88cm" svg:x2="17.09cm" svg:y2="10.954cm" draw:start-shape="id37" draw:start-glue-point="5" draw:end-shape="id34" draw:end-glue-point="8">
          <text:p text:style-name="P5"/>
        </draw:connector>
        <draw:connector draw:style-name="gr31" draw:text-style-name="P2" draw:layer="layout" draw:type="lines" svg:x1="17.124cm" svg:y1="13.437cm" svg:x2="25cm" svg:y2="7.249cm" draw:start-shape="id36" draw:start-glue-point="8" draw:end-shape="id22" draw:end-glue-point="6">
          <text:p text:style-name="P5"/>
        </draw:connector>
        <draw:connector draw:style-name="gr31" draw:text-style-name="P2" draw:layer="layout" draw:type="lines" svg:x1="17.09cm" svg:y1="10.954cm" svg:x2="25cm" svg:y2="7.249cm" draw:start-shape="id34" draw:start-glue-point="8" draw:end-shape="id22" draw:end-glue-point="6">
          <text:p text:style-name="P5"/>
        </draw:connector>
        <draw:connector draw:style-name="gr31" draw:text-style-name="P2" draw:layer="layout" draw:type="lines" svg:x1="21.618cm" svg:y1="12.44cm" svg:x2="25cm" svg:y2="7.249cm" draw:start-shape="id37" draw:start-glue-point="8" draw:end-shape="id22" draw:end-glue-point="6">
          <text:p text:style-name="P5"/>
        </draw:connector>
        <draw:custom-shape draw:style-name="gr28" draw:text-style-name="P3" draw:id="id38" draw:layer="layout" svg:width="4cm" svg:height="1.5cm" svg:x="16.5cm" svg:y="6.8cm">
          <text:p text:style-name="P1"><text:span text:style-name="T3">Buss logic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svg:x1="15.994cm" svg:y1="3cm" svg:x2="18.687cm" svg:y2="6.8cm" draw:start-shape="id21" draw:start-glue-point="7" draw:end-shape="id38" draw:end-glue-point="4">
          <text:p text:style-name="P5"/>
        </draw:connector>
      </draw:page>
      <draw:page draw:name="page6" draw:style-name="dp1" draw:master-page-name="Default">
        <office:forms form:automatic-focus="false" form:apply-design-mode="false"/>
        <draw:custom-shape draw:style-name="gr26" draw:text-style-name="P2" draw:layer="layout" svg:width="16.1cm" svg:height="5.3cm" svg:x="9.5cm" svg:y="15.5cm">
          <text:p text:style-name="P1"><text:span text:style-name="T9">Third Party app <text:s text:c="50"/></text:span></text:p>
          <text:p text:style-name="P1"><text:span text:style-name="T9"/></text:p>
          <text:p text:style-name="P1"><text:span text:style-name="T9"/></text:p>
          <text:p text:style-name="P1"><text:span text:style-name="T9"><text:s text:c="55"/></text:span></text:p>
          <text:p text:style-name="P1"><text:span text:style-name="T9"/></text:p>
          <text:p text:style-name="P1"><text:span text:style-name="T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955.426286129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" draw:id="id46" draw:layer="layout" svg:width="1.2cm" svg:height="3.5cm" svg:x="26.2cm" svg:y="16cm">
          <text:p text:style-name="P1">DB1</text:p>
          <draw:enhanced-geometry svg:viewBox="0 0 88 21600" draw:glue-points="44 ?f6 44 0 0 10800 44 21600 88 10800" draw:text-areas="0 ?f6 88 ?f3" draw:type="can" draw:modifiers="7804.49775112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" draw:id="id45" draw:layer="layout" svg:width="2.2cm" svg:height="7cm" svg:x="26.5cm" svg:y="7.5cm">
          <text:p text:style-name="P1"><text:span text:style-name="T3">DB </text:span></text:p>
          <text:p text:style-name="P1"><text:span text:style-name="T3">Access </text:span></text:p>
          <text:p text:style-name="P1"><text:span text:style-name="T3">Lay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394.162335065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" draw:id="id47" draw:layer="layout" svg:width="1.2cm" svg:height="3.5cm" svg:x="27.5cm" svg:y="16cm">
          <text:p text:style-name="P1">DB2</text:p>
          <draw:enhanced-geometry svg:viewBox="0 0 88 21600" draw:glue-points="44 ?f6 44 0 0 10800 44 21600 88 10800" draw:text-areas="0 ?f6 88 ?f3" draw:type="can" draw:modifiers="6757.421289355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" draw:layer="layout" svg:width="16cm" svg:height="7.4cm" svg:x="9.5cm" svg:y="1.1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App1 <text:s text:c="76"/>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75.43742709548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3" draw:id="id44" draw:layer="layout" svg:width="3cm" svg:height="4cm" svg:x="22cm" svg:y="1.8cm">
          <text:p text:style-name="P1"><text:span text:style-name="T3">O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3015.79473508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3" draw:id="id43" draw:layer="layout" svg:width="3.9cm" svg:height="3.5cm" svg:x="17.4cm" svg:y="1.5cm">
          <text:p text:style-name="P1"><text:span text:style-name="T3">Bussiness </text:span></text:p>
          <text:p text:style-name="P1"><text:span text:style-name="T3">Logic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273.250699720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42" draw:layer="layout" svg:width="2cm" svg:height="5.3cm" svg:x="14.1cm" svg:y="1.4cm">
          <text:p text:style-name="P1"><text:span text:style-name="T3">serv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7048.8755622188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39" draw:layer="layout" svg:width="3.5cm" svg:height="1.5cm" svg:x="10.3cm" svg:y="1.6cm">
          <text:p text:style-name="P1"><text:span text:style-name="T3">Dispatch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40" draw:layer="layout" svg:width="3.5cm" svg:height="1.5cm" svg:x="10.3cm" svg:y="3.5cm">
          <text:p text:style-name="P1"><text:span text:style-name="T3">cont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41" draw:layer="layout" svg:width="3.5cm" svg:height="1.5cm" svg:x="10.3cm" svg:y="5.4cm">
          <text:p text:style-name="P1"><text:span text:style-name="T3">Vie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svg:x1="11.861cm" svg:y1="3.1cm" svg:x2="11.861cm" svg:y2="3.874cm" draw:start-shape="id39" draw:start-glue-point="7" draw:end-shape="id40" draw:end-glue-point="5">
          <text:p text:style-name="P5"/>
        </draw:connector>
        <draw:connector draw:style-name="gr15" draw:text-style-name="P2" draw:layer="layout" svg:x1="11.861cm" svg:y1="5cm" svg:x2="11.861cm" svg:y2="5.774cm" draw:start-shape="id40" draw:start-glue-point="7" draw:end-shape="id41" draw:end-glue-point="5">
          <text:p text:style-name="P5"/>
        </draw:connector>
        <draw:connector draw:style-name="gr15" draw:text-style-name="P2" draw:layer="layout" svg:x1="13.424cm" svg:y1="4.437cm" svg:x2="14.1cm" svg:y2="4.375cm" draw:start-shape="id40" draw:start-glue-point="8" draw:end-shape="id42" draw:end-glue-point="6">
          <text:p text:style-name="P5"/>
        </draw:connector>
        <draw:connector draw:style-name="gr15" draw:text-style-name="P2" draw:layer="layout" svg:x1="15.447cm" svg:y1="4.375cm" svg:x2="17.4cm" svg:y2="3.514cm" draw:start-shape="id42" draw:start-glue-point="8" draw:end-shape="id43" draw:end-glue-point="6">
          <text:p text:style-name="P5"/>
        </draw:connector>
        <draw:connector draw:style-name="gr15" draw:text-style-name="P2" draw:layer="layout" draw:line-skew="0.102cm" svg:x1="24.58cm" svg:y1="4.008cm" svg:x2="26.5cm" svg:y2="11.172cm" draw:start-shape="id44" draw:start-glue-point="8" draw:end-shape="id45" draw:end-glue-point="6">
          <text:p text:style-name="P5"/>
        </draw:connector>
        <draw:connector draw:style-name="gr15" draw:text-style-name="P2" draw:layer="layout" svg:x1="27.426cm" svg:y1="14.5cm" svg:x2="26.799cm" svg:y2="16cm" draw:start-shape="id45" draw:start-glue-point="7" draw:end-shape="id46" draw:end-glue-point="5">
          <text:p text:style-name="P5"/>
        </draw:connector>
        <draw:connector draw:style-name="gr15" draw:text-style-name="P2" draw:layer="layout" svg:x1="27.426cm" svg:y1="14.5cm" svg:x2="28.099cm" svg:y2="16cm" draw:start-shape="id45" draw:start-glue-point="7" draw:end-shape="id47" draw:end-glue-point="5">
          <text:p text:style-name="P5"/>
        </draw:connector>
        <draw:custom-shape draw:style-name="gr29" draw:text-style-name="P1" draw:id="id48" draw:layer="layout" svg:width="2cm" svg:height="6cm" svg:x="1cm" svg:y="2cm">
          <text:p text:style-name="P1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3788.905547226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7" draw:text-style-name="P2" draw:layer="layout" svg:x1="3cm" svg:y1="4.823cm" svg:x2="10.3cm" svg:y2="2.537cm" draw:start-shape="id48" draw:start-glue-point="9" draw:end-shape="id39" draw:end-glue-point="6">
          <text:p text:style-name="P5"/>
        </draw:connector>
        <draw:connector draw:style-name="gr17" draw:text-style-name="P2" draw:layer="layout" svg:x1="10.3cm" svg:y1="6.337cm" svg:x2="2.648cm" svg:y2="5.174cm" draw:start-shape="id41" draw:start-glue-point="6" draw:end-shape="id48" draw:end-glue-point="8">
          <text:p text:style-name="P5"/>
        </draw:connector>
        <draw:frame draw:style-name="gr30" draw:text-style-name="P13" draw:layer="layout" svg:width="3.5cm" svg:height="1.75cm" svg:x="1cm" svg:y="1cm">
          <draw:text-box>
            <text:p text:style-name="P5"><text:span text:style-name="T11">NEW</text:span></text:p>
          </draw:text-box>
        </draw:frame>
        <draw:custom-shape draw:style-name="gr28" draw:text-style-name="P3" draw:id="id51" draw:layer="layout" svg:width="4.8cm" svg:height="1.5cm" svg:x="19.7cm" svg:y="18.5cm">
          <text:p text:style-name="P1"><text:span text:style-name="T3">Bussiness logic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" draw:id="id49" draw:layer="layout" svg:width="2cm" svg:height="4.5cm" svg:x="1cm" svg:y="15.5cm">
          <text:p text:style-name="P1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4102.359056377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7" draw:text-style-name="P2" draw:layer="layout" svg:x1="2.619cm" svg:y1="17.939cm" svg:x2="14.3cm" svg:y2="18.736cm" draw:start-shape="id49" draw:start-glue-point="8" draw:end-shape="id50" draw:end-glue-point="6">
          <text:p text:style-name="P5"/>
        </draw:connector>
        <draw:connector draw:style-name="gr17" draw:text-style-name="P2" draw:layer="layout" svg:x1="14.3cm" svg:y1="18.736cm" svg:x2="2.619cm" svg:y2="17.939cm" draw:start-shape="id50" draw:start-glue-point="6" draw:end-shape="id49" draw:end-glue-point="8">
          <text:p text:style-name="P5"/>
        </draw:connector>
        <draw:custom-shape draw:style-name="gr27" draw:text-style-name="P14" draw:id="id50" draw:layer="layout" svg:width="4.5cm" svg:height="2cm" svg:x="14.3cm" svg:y="17.5cm">
          <text:p text:style-name="P1"><text:span text:style-name="T12">Interfa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116.6416791604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1" draw:text-style-name="P2" draw:layer="layout" draw:type="lines" svg:x1="19.7cm" svg:y1="19.437cm" svg:x2="18.325cm" svg:y2="18.736cm" draw:start-shape="id51" draw:start-glue-point="6" draw:end-shape="id50" draw:end-glue-point="8">
          <text:p text:style-name="P5"/>
        </draw:connector>
        <draw:custom-shape draw:style-name="gr26" draw:text-style-name="P1" draw:layer="layout" svg:width="13.6cm" svg:height="6cm" svg:x="3.9cm" svg:y="9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75.43742709548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3" draw:id="id62" draw:layer="layout" svg:width="6.1cm" svg:height="1.9cm" svg:x="10.4cm" svg:y="13cm">
          <text:p text:style-name="P1"><text:span text:style-name="T3">OR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414.992503748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3" draw:id="id56" draw:layer="layout" svg:width="3.9cm" svg:height="3.1cm" svg:x="10.3cm" svg:y="9.4cm">
          <text:p text:style-name="P1"><text:span text:style-name="T3">Bussiness </text:span></text:p>
          <text:p text:style-name="P1"><text:span text:style-name="T3">Logic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273.250699720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55" draw:layer="layout" svg:width="2cm" svg:height="5.3cm" svg:x="8.1cm" svg:y="9.4cm">
          <text:p text:style-name="P1"><text:span text:style-name="T3">serv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7048.8755622188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52" draw:layer="layout" svg:width="3.5cm" svg:height="1.5cm" svg:x="4.1cm" svg:y="9.5cm">
          <text:p text:style-name="P1"><text:span text:style-name="T3">Dispatch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53" draw:layer="layout" svg:width="3.5cm" svg:height="1.5cm" svg:x="4.1cm" svg:y="11.4cm">
          <text:p text:style-name="P1"><text:span text:style-name="T3">cont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54" draw:layer="layout" svg:width="3.5cm" svg:height="1.5cm" svg:x="4.1cm" svg:y="13.3cm">
          <text:p text:style-name="P1"><text:span text:style-name="T3">Vie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svg:x1="5.661cm" svg:y1="11cm" svg:x2="5.661cm" svg:y2="11.774cm" draw:start-shape="id52" draw:start-glue-point="7" draw:end-shape="id53" draw:end-glue-point="5">
          <text:p text:style-name="P5"/>
        </draw:connector>
        <draw:connector draw:style-name="gr15" draw:text-style-name="P2" draw:layer="layout" svg:x1="5.661cm" svg:y1="12.9cm" svg:x2="5.661cm" svg:y2="13.674cm" draw:start-shape="id53" draw:start-glue-point="7" draw:end-shape="id54" draw:end-glue-point="5">
          <text:p text:style-name="P5"/>
        </draw:connector>
        <draw:connector draw:style-name="gr15" draw:text-style-name="P2" draw:layer="layout" svg:x1="7.224cm" svg:y1="12.337cm" svg:x2="8.1cm" svg:y2="12.375cm" draw:start-shape="id53" draw:start-glue-point="8" draw:end-shape="id55" draw:end-glue-point="6">
          <text:p text:style-name="P5"/>
        </draw:connector>
        <draw:connector draw:style-name="gr15" draw:text-style-name="P2" draw:layer="layout" svg:x1="9.447cm" svg:y1="12.375cm" svg:x2="10.3cm" svg:y2="11.184cm" draw:start-shape="id55" draw:start-glue-point="8" draw:end-shape="id56" draw:end-glue-point="6">
          <text:p text:style-name="P5"/>
        </draw:connector>
        <draw:connector draw:style-name="gr34" draw:text-style-name="P2" draw:layer="layout" svg:x1="22.19cm" svg:y1="8cm" svg:x2="17cm" svg:y2="10.89cm" draw:start-shape="id57" draw:start-glue-point="7" draw:end-shape="id58" draw:end-glue-point="9">
          <text:p text:style-name="P5"/>
        </draw:connector>
        <draw:connector draw:style-name="gr35" draw:text-style-name="P2" draw:layer="layout" draw:line-skew="0.849cm" svg:x1="19cm" svg:y1="8cm" svg:x2="21.89cm" svg:y2="16.516cm" draw:start-shape="id59" draw:end-shape="id60" draw:end-glue-point="5">
          <text:p text:style-name="P5"/>
        </draw:connector>
        <draw:custom-shape draw:style-name="gr36" draw:text-style-name="P1" draw:layer="layout" svg:width="7.5cm" svg:height="5.5cm" svg:x="18cm" svg:y="9cm">
          <text:p text:style-name="P1">Middleware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28.3936902910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3" draw:id="id59" draw:layer="layout" svg:width="3cm" svg:height="1.5cm" svg:x="17.5cm" svg:y="6.5cm">
          <text:p text:style-name="P1"><text:span text:style-name="T3">adap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122.71818787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3" draw:id="id57" draw:layer="layout" svg:width="3cm" svg:height="1.5cm" svg:x="20.8cm" svg:y="6.5cm">
          <text:p text:style-name="P1"><text:span text:style-name="T3">adap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122.71818787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" draw:id="id58" draw:layer="layout" svg:width="1.5cm" svg:height="3cm" svg:x="15.5cm" svg:y="9.5cm">
          <text:p text:style-name="P1"><text:span text:style-name="T3">adap</text:span></text:p>
          <text:p text:style-name="P1"><text:span text:style-name="T3">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122.71818787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" draw:id="id60" draw:layer="layout" svg:width="3cm" svg:height="1.5cm" svg:x="20.5cm" svg:y="16.3cm">
          <text:p text:style-name="P1"><text:span text:style-name="T3">adap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122.71818787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7" draw:text-style-name="P2" draw:layer="layout" svg:x1="15.5cm" svg:y1="11.107cm" svg:x2="14.2cm" svg:y2="10.714cm" draw:start-shape="id58" draw:start-glue-point="6" draw:end-shape="id56" draw:end-glue-point="9">
          <text:p text:style-name="P5"/>
        </draw:connector>
        <draw:connector draw:style-name="gr38" draw:text-style-name="P2" draw:layer="layout" draw:type="curve" svg:x1="19.084cm" svg:y1="4.998cm" svg:x2="19.107cm" svg:y2="6.5cm" draw:start-shape="id43" draw:start-glue-point="7" draw:end-shape="id59" draw:end-glue-point="4">
          <text:p text:style-name="P5"/>
        </draw:connector>
        <draw:connector draw:style-name="gr39" draw:text-style-name="P2" draw:layer="layout" draw:type="curve" svg:x1="19.084cm" svg:y1="4.998cm" svg:x2="22.19cm" svg:y2="6.716cm" draw:start-shape="id43" draw:start-glue-point="7" draw:end-shape="id57" draw:end-glue-point="5">
          <text:p text:style-name="P5"/>
        </draw:connector>
        <draw:connector draw:style-name="gr38" draw:text-style-name="P2" draw:layer="layout" draw:type="curve" svg:x1="21.89cm" svg:y1="17.8cm" svg:x2="21.911cm" svg:y2="18.874cm" draw:start-shape="id60" draw:start-glue-point="7" draw:end-shape="id51" draw:end-glue-point="5">
          <text:p text:style-name="P5"/>
        </draw:connector>
        <draw:custom-shape draw:style-name="gr29" draw:text-style-name="P1" draw:id="id61" draw:layer="layout" svg:width="2cm" svg:height="6cm" svg:x="1cm" svg:y="9cm">
          <text:p text:style-name="P1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4102.359056377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type="curve" svg:x1="3cm" svg:y1="11.809cm" svg:x2="4.1cm" svg:y2="10.437cm" draw:start-shape="id61" draw:start-glue-point="9" draw:end-shape="id52" draw:end-glue-point="6">
          <text:p text:style-name="P5"/>
        </draw:connector>
        <draw:connector draw:style-name="gr15" draw:text-style-name="P2" draw:layer="layout" draw:type="curve" svg:x1="2.619cm" svg:y1="12.189cm" svg:x2="4.1cm" svg:y2="14.237cm" draw:start-shape="id61" draw:start-glue-point="8" draw:end-shape="id54" draw:end-glue-point="6">
          <text:p text:style-name="P5"/>
        </draw:connector>
        <draw:frame draw:style-name="gr40" draw:text-style-name="P5" draw:layer="layout" svg:width="2.5cm" svg:height="1.25cm" svg:x="7cm" svg:y="7.5cm">
          <draw:text-box>
            <text:p text:style-name="P5"/>
          </draw:text-box>
        </draw:frame>
        <draw:frame draw:style-name="gr41" draw:text-style-name="P5" draw:layer="layout" svg:width="2.5cm" svg:height="0.962cm" svg:x="4cm" svg:y="8cm">
          <draw:text-box>
            <text:p text:style-name="P5">App2</text:p>
          </draw:text-box>
        </draw:frame>
        <draw:connector draw:style-name="gr15" draw:text-style-name="P2" draw:layer="layout" draw:type="curve" svg:x1="20.768cm" svg:y1="3.514cm" svg:x2="22cm" svg:y2="4.008cm" draw:start-shape="id43" draw:start-glue-point="8" draw:end-shape="id44" draw:end-glue-point="6">
          <text:p text:style-name="P5"/>
        </draw:connector>
        <draw:connector draw:style-name="gr15" draw:text-style-name="P2" draw:layer="layout" draw:type="curve" svg:x1="12.014cm" svg:y1="12.498cm" svg:x2="13.255cm" svg:y2="13.387cm" draw:start-shape="id56" draw:start-glue-point="7" draw:end-shape="id62" draw:end-glue-point="5">
          <text:p text:style-name="P5"/>
        </draw:connector>
        <draw:connector draw:style-name="gr15" draw:text-style-name="P2" draw:layer="layout" draw:type="curve" draw:line-skew="-4.63cm 0.043cm" svg:x1="16.11cm" svg:y1="14.143cm" svg:x2="27.426cm" svg:y2="14.5cm" draw:start-shape="id62" draw:start-glue-point="8" draw:end-shape="id45" draw:end-glue-point="7">
          <text:p text:style-name="P5"/>
        </draw:connector>
        <draw:connector draw:style-name="gr15" draw:text-style-name="P2" draw:layer="layout" draw:type="curve" svg:x1="24.123cm" svg:y1="19.437cm" svg:x2="26.2cm" svg:y2="17.749cm" draw:start-shape="id51" draw:start-glue-point="8" draw:end-shape="id46" draw:end-glue-point="6">
          <text:p text:style-name="P5"/>
        </draw:connector>
      </draw:page>
      <draw:page draw:name="page7" draw:style-name="dp1" draw:master-page-name="Default">
        <office:forms form:automatic-focus="false" form:apply-design-mode="false"/>
        <draw:custom-shape draw:style-name="gr25" draw:text-style-name="P1" draw:id="id70" draw:layer="layout" svg:width="1.7cm" svg:height="3.5cm" svg:x="25.2cm" svg:y="16cm">
          <text:p text:style-name="P1">DB1</text:p>
          <draw:enhanced-geometry svg:viewBox="0 0 88 21600" draw:glue-points="44 ?f6 44 0 0 10800 44 21600 88 10800" draw:text-areas="0 ?f6 88 ?f3" draw:type="can" draw:modifiers="7804.49775112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" draw:id="id69" draw:layer="layout" svg:width="3.2cm" svg:height="7cm" svg:x="25.46cm" svg:y="6.039cm">
          <text:p text:style-name="P1"><text:span text:style-name="T3">DB </text:span></text:p>
          <text:p text:style-name="P1"><text:span text:style-name="T3">Access </text:span></text:p>
          <text:p text:style-name="P1"><text:span text:style-name="T3">Lay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394.162335065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" draw:id="id71" draw:layer="layout" svg:width="1.7cm" svg:height="3.5cm" svg:x="27cm" svg:y="16cm">
          <text:p text:style-name="P1">DB2</text:p>
          <draw:enhanced-geometry svg:viewBox="0 0 88 21600" draw:glue-points="44 ?f6 44 0 0 10800 44 21600 88 10800" draw:text-areas="0 ?f6 88 ?f3" draw:type="can" draw:modifiers="6757.421289355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" draw:id="id80" draw:layer="layout" svg:width="17.4cm" svg:height="6cm" svg:x="7.1cm" svg:y="14.5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1955.426286129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" draw:layer="layout" svg:width="17.5cm" svg:height="10.5cm" svg:x="7cm" svg:y="0.9cm">
          <text:p text:style-name="P5"/>
          <draw:enhanced-geometry svg:viewBox="0 0 21600 21600" draw:glue-points="?f7 0 ?f6 ?f1 0 ?f10 ?f6 21600 ?f4 ?f10 21600 ?f9" draw:path-stretchpoint-x="10800" draw:path-stretchpoint-y="10800" draw:text-areas="0 ?f1 ?f4 ?f12" draw:type="cube" draw:modifiers="1337.365010799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3" draw:id="id68" draw:layer="layout" svg:width="2.5cm" svg:height="4.5cm" svg:x="21cm" svg:y="5.5cm">
          <text:p text:style-name="P1"><text:span text:style-name="T3"><text:line-break/></text:span><text:span text:style-name="T3">OR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414.992503748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3" draw:id="id67" draw:layer="layout" svg:width="5.5cm" svg:height="2.5cm" svg:x="18cm" svg:y="2cm">
          <text:p text:style-name="P1"><text:span text:style-name="T3">Bussiness Logic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273.250699720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66" draw:layer="layout" svg:width="2cm" svg:height="6.5cm" svg:x="13.7cm" svg:y="1.7cm">
          <text:p text:style-name="P1"><text:span text:style-name="T3">serv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63" draw:layer="layout" svg:width="3.5cm" svg:height="1.5cm" svg:x="8.5cm" svg:y="2cm">
          <text:p text:style-name="P1"><text:span text:style-name="T3">Dispatch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64" draw:layer="layout" svg:width="3.5cm" svg:height="1.5cm" svg:x="8.5cm" svg:y="4.5cm">
          <text:p text:style-name="P1"><text:span text:style-name="T3">cont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id="id65" draw:layer="layout" svg:width="3.5cm" svg:height="1.5cm" svg:x="8.5cm" svg:y="7cm">
          <text:p text:style-name="P1"><text:span text:style-name="T3">Vie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3" draw:id="id72" draw:layer="layout" svg:width="4.4cm" svg:height="1.5cm" svg:x="10.5cm" svg:y="9.6cm">
          <text:p text:style-name="P1"><text:span text:style-name="T3">Web ser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3" draw:id="id77" draw:layer="layout" svg:width="3.5cm" svg:height="1.5cm" svg:x="17cm" svg:y="7cm">
          <text:p text:style-name="P1"><text:span text:style-name="T3">ser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3" draw:id="id73" draw:layer="layout" svg:width="5cm" svg:height="1.5cm" svg:x="8cm" svg:y="15.5cm">
          <text:p text:style-name="P1"><text:span text:style-name="T3">Web service cli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3" draw:id="id82" draw:layer="layout" svg:width="4cm" svg:height="2cm" svg:x="19cm" svg:y="18cm">
          <text:p text:style-name="P1"><text:span text:style-name="T3">Bussiness </text:span></text:p>
          <text:p text:style-name="P1"><text:span text:style-name="T3">logic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svg:x1="10.061cm" svg:y1="3.5cm" svg:x2="10.061cm" svg:y2="4.874cm" draw:start-shape="id63" draw:start-glue-point="7" draw:end-shape="id64" draw:end-glue-point="5">
          <text:p text:style-name="P5"/>
        </draw:connector>
        <draw:connector draw:style-name="gr15" draw:text-style-name="P2" draw:layer="layout" svg:x1="10.061cm" svg:y1="6cm" svg:x2="10.061cm" svg:y2="7.374cm" draw:start-shape="id64" draw:start-glue-point="7" draw:end-shape="id65" draw:end-glue-point="5">
          <text:p text:style-name="P5"/>
        </draw:connector>
        <draw:connector draw:style-name="gr15" draw:text-style-name="P2" draw:layer="layout" draw:line-skew="0.249cm" svg:x1="12cm" svg:y1="5.061cm" svg:x2="13.7cm" svg:y2="5.198cm" draw:start-shape="id64" draw:start-glue-point="9" draw:end-shape="id66" draw:end-glue-point="6">
          <text:p text:style-name="P5"/>
        </draw:connector>
        <draw:connector draw:style-name="gr15" draw:text-style-name="P2" draw:layer="layout" svg:x1="15.199cm" svg:y1="5.198cm" svg:x2="18cm" svg:y2="3.439cm" draw:start-shape="id66" draw:start-glue-point="8" draw:end-shape="id67" draw:end-glue-point="6">
          <text:p text:style-name="P5"/>
        </draw:connector>
        <draw:custom-shape draw:style-name="gr44" draw:text-style-name="P3" draw:id="id76" draw:layer="layout" svg:width="4.9cm" svg:height="1.5cm" svg:x="15.5cm" svg:y="9.5cm">
          <text:p text:style-name="P1"><text:span text:style-name="T3">Web service cli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3" draw:id="id75" draw:layer="layout" svg:width="5cm" svg:height="1.5cm" svg:x="13.5cm" svg:y="15.5cm">
          <text:p text:style-name="P1"><text:span text:style-name="T3">Web ser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svg:x1="23.121cm" svg:y1="3.439cm" svg:x2="21.993cm" svg:y2="6.01cm" draw:start-shape="id67" draw:start-glue-point="8" draw:end-shape="id68" draw:end-glue-point="5">
          <text:p text:style-name="P5"/>
        </draw:connector>
        <draw:connector draw:style-name="gr15" draw:text-style-name="P2" draw:layer="layout" svg:x1="26.808cm" svg:y1="13.039cm" svg:x2="26.049cm" svg:y2="16cm" draw:start-shape="id69" draw:start-glue-point="7" draw:end-shape="id70" draw:end-glue-point="5">
          <text:p text:style-name="P5"/>
        </draw:connector>
        <draw:connector draw:style-name="gr15" draw:text-style-name="P2" draw:layer="layout" svg:x1="26.808cm" svg:y1="13.039cm" svg:x2="27.849cm" svg:y2="16cm" draw:start-shape="id69" draw:start-glue-point="7" draw:end-shape="id71" draw:end-glue-point="5">
          <text:p text:style-name="P5"/>
        </draw:connector>
        <draw:connector draw:style-name="gr15" draw:text-style-name="P2" draw:layer="layout" draw:line-skew="-0.301cm" svg:x1="12.511cm" svg:y1="11.1cm" svg:x2="10.311cm" svg:y2="15.874cm" draw:start-shape="id72" draw:start-glue-point="7" draw:end-shape="id73" draw:end-glue-point="5">
          <text:p text:style-name="P5"/>
        </draw:connector>
        <draw:connector draw:style-name="gr15" draw:text-style-name="P2" draw:layer="layout" svg:x1="10.311cm" svg:y1="17cm" svg:x2="13.5cm" svg:y2="19.437cm" draw:start-shape="id73" draw:start-glue-point="7" draw:end-shape="id74" draw:end-glue-point="6">
          <text:p text:style-name="P5"/>
        </draw:connector>
        <draw:connector draw:style-name="gr15" draw:text-style-name="P2" draw:layer="layout" svg:x1="15.437cm" svg:y1="18.5cm" svg:x2="15.811cm" svg:y2="17cm" draw:start-shape="id74" draw:start-glue-point="4" draw:end-shape="id75" draw:end-glue-point="7">
          <text:p text:style-name="P5"/>
        </draw:connector>
        <draw:connector draw:style-name="gr15" draw:text-style-name="P2" draw:layer="layout" draw:line-skew="0.249cm" svg:x1="15.811cm" svg:y1="15.874cm" svg:x2="17.761cm" svg:y2="11cm" draw:start-shape="id75" draw:start-glue-point="5" draw:end-shape="id76" draw:end-glue-point="7">
          <text:p text:style-name="P5"/>
        </draw:connector>
        <draw:connector draw:style-name="gr15" draw:text-style-name="P2" draw:layer="layout" draw:line-skew="0.25cm" svg:x1="18.937cm" svg:y1="7cm" svg:x2="20.56cm" svg:y2="4.499cm" draw:start-shape="id77" draw:start-glue-point="4" draw:end-shape="id67" draw:end-glue-point="7">
          <text:p text:style-name="P5"/>
        </draw:connector>
        <draw:custom-shape draw:style-name="gr29" draw:text-style-name="P2" draw:id="id78" draw:layer="layout" svg:width="2.5cm" svg:height="7.5cm" svg:x="1cm" svg:y="2.5cm">
          <text:p text:style-name="P1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2" draw:id="id79" draw:layer="layout" svg:width="2.5cm" svg:height="7cm" svg:x="1cm" svg:y="13cm">
          <text:p text:style-name="P1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7" draw:text-style-name="P2" draw:layer="layout" svg:x1="3.499cm" svg:y1="5.936cm" svg:x2="8.5cm" svg:y2="2.937cm" draw:start-shape="id78" draw:start-glue-point="9" draw:end-shape="id63" draw:end-glue-point="6">
          <text:p text:style-name="P5"/>
        </draw:connector>
        <draw:connector draw:style-name="gr17" draw:text-style-name="P2" draw:layer="layout" draw:line-skew="0.7cm" svg:x1="3.499cm" svg:y1="16.186cm" svg:x2="7.1cm" svg:y2="17.5cm" draw:start-shape="id79" draw:start-glue-point="9" draw:end-shape="id80" draw:end-glue-point="3">
          <text:p text:style-name="P5"/>
        </draw:connector>
        <draw:connector draw:style-name="gr17" draw:text-style-name="P2" draw:layer="layout" svg:x1="8.5cm" svg:y1="7.937cm" svg:x2="2.874cm" svg:y2="6.562cm" draw:start-shape="id65" draw:start-glue-point="6" draw:end-shape="id78" draw:end-glue-point="8">
          <text:p text:style-name="P5"/>
        </draw:connector>
        <draw:connector draw:style-name="gr17" draw:text-style-name="P2" draw:layer="layout" draw:line-skew="-0.8cm" svg:x1="7.1cm" svg:y1="17.771cm" svg:x2="2.874cm" svg:y2="16.812cm" draw:start-shape="id80" draw:start-glue-point="6" draw:end-shape="id79" draw:end-glue-point="8">
          <text:p text:style-name="P5"/>
        </draw:connector>
        <draw:frame draw:style-name="gr30" draw:text-style-name="P13" draw:layer="layout" svg:width="3.5cm" svg:height="1.75cm" svg:x="1cm" svg:y="1cm">
          <draw:text-box>
            <text:p text:style-name="P5"><text:span text:style-name="T11">NEW</text:span></text:p>
          </draw:text-box>
        </draw:frame>
        <draw:custom-shape draw:style-name="gr27" draw:text-style-name="P3" draw:id="id81" draw:layer="layout" svg:width="4cm" svg:height="2cm" svg:x="19cm" svg:y="15.5cm">
          <text:p text:style-name="P1"><text:span text:style-name="T3">Mvc &amp; orm</text:span></text:p>
          <text:p text:style-name="P1"><text:span text:style-name="T3">same sabov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1" draw:text-style-name="P2" draw:layer="layout" draw:type="lines" draw:line-skew="1cm" svg:x1="22.998cm" svg:y1="16.249cm" svg:x2="26.808cm" svg:y2="13.039cm" draw:start-shape="id81" draw:start-glue-point="9" draw:end-shape="id69" draw:end-glue-point="7">
          <text:p text:style-name="P5"/>
        </draw:connector>
        <draw:connector draw:style-name="gr15" draw:text-style-name="P2" draw:layer="layout" draw:type="curve" svg:x1="22.988cm" svg:y1="8.005cm" svg:x2="25.46cm" svg:y2="9.788cm" draw:start-shape="id68" draw:start-glue-point="8" draw:end-shape="id69" draw:end-glue-point="6">
          <text:p text:style-name="P5"/>
        </draw:connector>
        <draw:custom-shape draw:style-name="gr44" draw:text-style-name="P3" draw:id="id74" draw:layer="layout" svg:width="3.5cm" svg:height="1.5cm" svg:x="13.5cm" svg:y="18.5cm">
          <text:p text:style-name="P1"><text:span text:style-name="T3">ser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type="curve" svg:x1="16.624cm" svg:y1="19.437cm" svg:x2="19cm" svg:y2="19.249cm" draw:start-shape="id74" draw:start-glue-point="8" draw:end-shape="id82" draw:end-glue-point="6">
          <text:p text:style-name="P5"/>
        </draw:connector>
        <draw:connector draw:style-name="gr15" draw:text-style-name="P2" draw:layer="layout" draw:type="curve" svg:x1="20.749cm" svg:y1="18.499cm" svg:x2="20.749cm" svg:y2="17.5cm" draw:start-shape="id82" draw:start-glue-point="5" draw:end-shape="id81" draw:end-glue-point="7">
          <text:p text:style-name="P5"/>
        </draw:connector>
        <draw:connector draw:style-name="gr15" draw:text-style-name="P2" draw:layer="layout" draw:type="curve" svg:x1="17.761cm" svg:y1="9.874cm" svg:x2="18.561cm" svg:y2="8.5cm" draw:start-shape="id76" draw:start-glue-point="5" draw:end-shape="id77" draw:end-glue-point="7">
          <text:p text:style-name="P5"/>
        </draw:connector>
        <draw:connector draw:style-name="gr15" draw:text-style-name="P2" draw:layer="layout" draw:type="curve" svg:x1="12.511cm" svg:y1="9.974cm" svg:x2="18.561cm" svg:y2="8.5cm" draw:start-shape="id72" draw:start-glue-point="5" draw:end-shape="id77" draw:end-glue-point="7">
          <text:p text:style-name="P5"/>
        </draw:connector>
        <draw:custom-shape draw:style-name="gr24" draw:text-style-name="P2" draw:layer="layout" svg:width="17.5cm" svg:height="2cm" svg:x="7cm" svg:y="12cm">
          <text:p text:style-name="P1">middlewar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8" draw:style-name="dp1" draw:master-page-name="Default">
        <office:forms form:automatic-focus="false" form:apply-design-mode="false"/>
        <draw:custom-shape draw:style-name="gr27" draw:text-style-name="P1" draw:layer="layout" svg:width="9.5cm" svg:height="9.001cm" svg:x="1cm" svg:y="2cm">
          <text:p text:style-name="P1">MVC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027.629187224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" draw:id="id88" draw:layer="layout" svg:width="2.5cm" svg:height="1.5cm" svg:x="6.5cm" svg:y="8cm">
          <text:p text:style-name="P1"><text:span text:style-name="T3">Mod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" draw:id="id83" draw:layer="layout" svg:width="3.5cm" svg:height="1.5cm" svg:x="3cm" svg:y="4cm">
          <text:p text:style-name="P1"><text:span text:style-name="T3">cont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" draw:id="id87" draw:layer="layout" svg:width="3.5cm" svg:height="1.5cm" svg:x="1.5cm" svg:y="8cm">
          <text:p text:style-name="P1"><text:span text:style-name="T3">Vie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line-skew="0.249cm" svg:x1="6.5cm" svg:y1="4.561cm" svg:x2="13cm" svg:y2="7.999cm" draw:start-shape="id83" draw:start-glue-point="9" draw:end-shape="id84" draw:end-glue-point="6">
          <text:p text:style-name="P5"/>
        </draw:connector>
        <draw:custom-shape draw:style-name="gr27" draw:text-style-name="P1" draw:layer="layout" svg:width="9.5cm" svg:height="8.501cm" svg:x="1cm" svg:y="11.499cm">
          <text:p text:style-name="P1">EAI / Middlewar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027.629187224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type="curve" svg:x1="2cm" svg:y1="18.937cm" svg:x2="2cm" svg:y2="15.937cm" draw:start-shape="id85" draw:start-glue-point="6" draw:end-shape="id86" draw:end-glue-point="6">
          <text:p text:style-name="P5"/>
        </draw:connector>
        <draw:custom-shape draw:style-name="gr27" draw:text-style-name="P1" draw:layer="layout" svg:width="7cm" svg:height="9.001cm" svg:x="11.1cm" svg:y="1.999cm">
          <text:p text:style-name="P1">Web to Busuness </text:p>
          <text:p text:style-name="P1">connecto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610.141408370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type="curve" svg:x1="4.624cm" svg:y1="8.937cm" svg:x2="7.561cm" svg:y2="9.5cm" draw:start-shape="id87" draw:start-glue-point="8" draw:end-shape="id88" draw:end-glue-point="7">
          <text:p text:style-name="P5"/>
        </draw:connector>
        <draw:connector draw:style-name="gr15" draw:text-style-name="P2" draw:layer="layout" draw:type="curve" svg:x1="7.75cm" svg:y1="8cm" svg:x2="4.561cm" svg:y2="5.5cm" draw:start-shape="id88" draw:end-shape="id83" draw:end-glue-point="7">
          <text:p text:style-name="P5"/>
        </draw:connector>
        <draw:connector draw:style-name="gr15" draw:text-style-name="P2" draw:layer="layout" draw:type="curve" svg:x1="3.437cm" svg:y1="8cm" svg:x2="4.561cm" svg:y2="5.5cm" draw:start-shape="id87" draw:start-glue-point="4" draw:end-shape="id83" draw:end-glue-point="7">
          <text:p text:style-name="P5"/>
        </draw:connector>
        <draw:custom-shape draw:style-name="gr44" draw:text-style-name="P3" draw:id="id86" draw:layer="layout" svg:width="3.5cm" svg:height="1.5cm" svg:x="2cm" svg:y="15cm">
          <text:p text:style-name="P1"><text:span text:style-name="T3">Adap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3" draw:id="id85" draw:layer="layout" svg:width="6.5cm" svg:height="1.5cm" svg:x="2cm" svg:y="18cm">
          <text:p text:style-name="P1"><text:span text:style-name="T3">Middleware/WebServi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1" draw:layer="layout" svg:width="7cm" svg:height="8.5cm" svg:x="11cm" svg:y="11.5cm">
          <text:p text:style-name="P1">Business Object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175.9280089988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svg:x1="5.5cm" svg:y1="15.561cm" svg:x2="12cm" svg:y2="14.939cm" draw:start-shape="id86" draw:start-glue-point="9" draw:end-shape="id89" draw:end-glue-point="6">
          <text:p text:style-name="P5"/>
        </draw:connector>
        <draw:connector draw:style-name="gr15" draw:text-style-name="P2" draw:layer="layout" svg:x1="13cm" svg:y1="7.999cm" svg:x2="8.624cm" svg:y2="8.937cm" draw:start-shape="id84" draw:start-glue-point="6" draw:end-shape="id88" draw:end-glue-point="8">
          <text:p text:style-name="P5"/>
        </draw:connector>
        <draw:custom-shape draw:style-name="gr47" draw:text-style-name="P3" draw:id="id84" draw:layer="layout" svg:width="2cm" svg:height="4.5cm" svg:x="13cm" svg:y="5.5cm">
          <text:p text:style-name="P1"><text:span text:style-name="T3">serv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3" draw:id="id89" draw:layer="layout" svg:width="4.5cm" svg:height="2.5cm" svg:x="12cm" svg:y="13.5cm">
          <text:p text:style-name="P1"><text:span text:style-name="T3">Entity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273.250699720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3" draw:layer="layout" svg:width="4cm" svg:height="2cm" svg:x="12cm" svg:y="16.5cm">
          <text:p text:style-name="P1"><text:span text:style-name="T3">validato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273.250699720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type="curve" svg:x1="14.059cm" svg:y1="13.877cm" svg:x2="14.499cm" svg:y2="7.999cm" draw:start-shape="id89" draw:start-glue-point="5" draw:end-shape="id84" draw:end-glue-point="8">
          <text:p text:style-name="P5"/>
        </draw:connector>
        <draw:custom-shape draw:style-name="gr27" draw:text-style-name="P1" draw:layer="layout" svg:width="7cm" svg:height="9.001cm" svg:x="18.5cm" svg:y="2cm">
          <text:p text:style-name="P1">Persistan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526.839022996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type="curve" svg:x1="16.119cm" svg:y1="14.939cm" svg:x2="18.9cm" svg:y2="5.7cm" draw:start-shape="id89" draw:start-glue-point="8" draw:end-shape="id90">
          <text:p text:style-name="P5"/>
        </draw:connector>
        <draw:custom-shape draw:style-name="gr25" draw:text-style-name="P3" draw:id="id91" draw:layer="layout" svg:width="3.5cm" svg:height="2.5cm" svg:x="20.3cm" svg:y="8.2cm">
          <text:p text:style-name="P1"><text:span text:style-name="T3">EntityBea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414.992503748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3" draw:id="id90" draw:layer="layout" svg:width="5.5cm" svg:height="2cm" svg:x="18.9cm" svg:y="4.7cm">
          <text:p text:style-name="P1"><text:span text:style-name="T3">Entity</text:span></text:p>
          <text:p text:style-name="P1"><text:span text:style-name="T3">Data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414.992503748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type="curve" svg:x1="22.305cm" svg:y1="8.2cm" svg:x2="21.444cm" svg:y2="6.7cm" draw:start-shape="id91" draw:start-glue-point="4" draw:end-shape="id90" draw:end-glue-point="7">
          <text:p text:style-name="P5"/>
        </draw:connector>
        <draw:custom-shape draw:style-name="gr27" draw:text-style-name="P1" draw:layer="layout" svg:width="3cm" svg:height="9.001cm" svg:x="25.7cm" svg:y="2.099cm">
          <text:p text:style-name="P1">DB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4995.13495501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2" draw:layer="layout" draw:type="curve" svg:x1="24.398cm" svg:y1="5.494cm" svg:x2="25.94cm" svg:y2="7.394cm" draw:start-shape="id90" draw:start-glue-point="9" draw:end-shape="id92" draw:end-glue-point="6">
          <text:p text:style-name="P5"/>
        </draw:connector>
        <draw:connector draw:style-name="gr15" draw:text-style-name="P2" draw:layer="layout" draw:type="curve" svg:x1="16.119cm" svg:y1="14.939cm" svg:x2="21.793cm" svg:y2="10.699cm" draw:start-shape="id89" draw:start-glue-point="8" draw:end-shape="id91" draw:end-glue-point="7">
          <text:p text:style-name="P5"/>
        </draw:connector>
        <draw:custom-shape draw:style-name="gr48" draw:text-style-name="P3" draw:id="id92" draw:layer="layout" svg:width="1.86cm" svg:height="6.5cm" svg:x="25.94cm" svg:y="4cm">
          <text:p text:style-name="P1"><text:span text:style-name="T3">DB </text:span></text:p>
          <text:p text:style-name="P1"><text:span text:style-name="T3">Access </text:span></text:p>
          <text:p text:style-name="P1"><text:span text:style-name="T3">Lay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394.162335065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1" draw:layer="layout" svg:width="5cm" svg:height="8.501cm" svg:x="18.5cm" svg:y="11.499cm">
          <text:p text:style-name="P1">Reporting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395.765702187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3" draw:layer="layout" svg:width="3.5cm" svg:height="3.5cm" svg:x="19cm" svg:y="15.5cm">
          <text:p text:style-name="P1"><text:span text:style-name="T3">Reportin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0" draw:text-style-name="P15" draw:layer="layout" svg:width="27.7cm" svg:height="1cm" svg:x="1cm" svg:y="1cm">
          <draw:text-box>
            <text:p text:style-name="P5"><text:span text:style-name="T13">MVC + Layered Architecture</text:span></text:p>
          </draw:text-box>
        </draw:frame>
        <draw:custom-shape draw:style-name="gr27" draw:text-style-name="P1" draw:layer="layout" svg:width="5cm" svg:height="8.501cm" svg:x="23.7cm" svg:y="11.499cm">
          <text:p text:style-name="P1">Utilit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395.765702187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3" draw:layer="layout" svg:width="3.5cm" svg:height="3.5cm" svg:x="24cm" svg:y="15cm">
          <text:p text:style-name="P1"><text:span text:style-name="T3">Utilit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Aqua" xlink:href="Pictures/100000000000005E0000005E513A4C71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  <style:master-page style:name="Default_20_1" style:display-name="Default 1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10-05-13T12:52:58</meta:creation-date>
    <dc:date>2010-07-12T11:12:29</dc:date>
    <meta:editing-cycles>162</meta:editing-cycles>
    <meta:editing-duration>PT7H29M41S</meta:editing-duration>
    <meta:user-defined meta:name="Info 1"/>
    <meta:user-defined meta:name="Info 2"/>
    <meta:user-defined meta:name="Info 3"/>
    <meta:user-defined meta:name="Info 4"/>
    <meta:document-statistic meta:object-count="254"/>
  </office:meta>
</office:document-meta>
</file>